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V3-1-1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3"/>'all'</text:p>
          </table:table-cell>
          <table:table-cell office:value-type="float" office:value="3324" calcext:value-type="float">
            <text:p>3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2394" calcext:value-type="float">
            <text:p>2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71" calcext:value-type="float">
            <text:p>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2618" calcext:value-type="float">
            <text:p>26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6]*[.C6]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table:formula="of:=SUM([.B3:.B8])" office:value-type="float" office:value="3324" calcext:value-type="float">
            <text:p>3324</text:p>
          </table:table-cell>
          <table:table-cell/>
          <table:table-cell table:style-name="ce1" table:formula="of:=SUM([.D3:.D8])" office:value-type="float" office:value="7658" calcext:value-type="float">
            <text:p>7658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3-1-2 train dataset</text:p>
          </table:table-cell>
          <table:table-cell office:value-type="string" calcext:value-type="string">
            <text:p>node counts</text:p>
          </table:table-cell>
          <table:table-cell office:value-type="string" calcext:value-type="string">
            <text:p>f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 <text:s text:c="2"/>'all'</text:p>
          </table:table-cell>
          <table:table-cell office:value-type="float" office:value="10605" calcext:value-type="float">
            <text:p>106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4"/>'complete_intersection'</text:p>
          </table:table-cell>
          <table:table-cell office:value-type="float" office:value="2662" calcext:value-type="float">
            <text:p>2662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10648" calcext:value-type="float">
            <text:p>10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stopped_car'</text:p>
          </table:table-cell>
          <table:table-cell office:value-type="float" office:value="2081" calcext:value-type="float">
            <text:p>2081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2081" calcext:value-type="float">
            <text:p>2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at_intersection'</text:p>
          </table:table-cell>
          <table:table-cell office:value-type="float" office:value="4216" calcext:value-type="float">
            <text:p>4216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4216" calcext:value-type="float">
            <text:p>4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ajor_turn'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[.B16]*[.C16]" office:value-type="float" office:value="1044" calcext:value-type="float">
            <text:p>1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minor_turn'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formula="of:=[.B17]*[.C17]" office:value-type="float" office:value="1113" calcext:value-type="float">
            <text:p>1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4"/>'other'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1429" calcext:value-type="float">
            <text:p>1429</text:p>
          </table:table-cell>
          <table:table-cell table:number-columns-repeated="1020"/>
        </table:table-row>
        <table:table-row table:style-name="ro1">
          <table:table-cell/>
          <table:table-cell table:style-name="ce1" table:formula="of:=SUM([.B13:.B18])" office:value-type="float" office:value="10605" calcext:value-type="float">
            <text:p>10605</text:p>
          </table:table-cell>
          <table:table-cell/>
          <table:table-cell table:style-name="ce1" table:formula="of:=SUM([.D13:.D18])" office:value-type="float" office:value="20531" calcext:value-type="float">
            <text:p>2053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00-00-00</text:date>, <text:time style:data-style-name="N2" text:time-value="13:30:43.353161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8T12:06:36.829071497</meta:creation-date>
    <dc:date>2021-08-16T13:46:48.699563982</dc:date>
    <meta:editing-duration>PT22M56S</meta:editing-duration>
    <meta:editing-cycles>2</meta:editing-cycles>
    <meta:generator>LibreOffice/6.0.7.3$Linux_X86_64 LibreOffice_project/00m0$Build-3</meta:generator>
    <meta:document-statistic meta:table-count="1" meta:cell-count="62" meta:object-count="0"/>
  </office:meta>
</office:document-meta>
</file>